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6_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December 21</text:p>
      <text:p text:style-name="P4">Month<text:tab/><text:tab/><text:tab/><text:tab/><text:tab/><text:tab/>December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 Dr Morais/</text:p>
      <text:p text:style-name="P2">546 N 5/</text:p>
      <text:p text:style-name="P2">Philada/</text:p>
      <text:p text:style-name="P2">Penna./</text:p>
      <text:p text:style-name="P2"/>
      <text:p text:style-name="P2">[Page 1]</text:p>
      <text:p text:style-name="P2">My dear sir and friend/</text:p>
      <text:p text:style-name="P2">May I beg the favor/ of a line from one of/ your family, to know/ how you are? <text:s/>Your/ friends here are anxious/ to know./</text:p>
      <text:p text:style-name="P2"><text:tab/>The English matter is/ arranged--I have declined./</text:p>
      <text:p text:style-name="P2"><text:tab/>With regards/</text:p>
      <text:p text:style-name="P2"><text:tab/><text:tab/>H Pereira Mendes/ 6 West 9./</text:p>
      <text:p text:style-name="P2">Dec 21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4:39:23.04</meta:creation-date>
    <dc:date>2012-01-23T14:42:19.71</dc:date>
    <dc:creator>Penn Libraries</dc:creator>
    <meta:editing-duration>PT00H02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2" meta:word-count="226" meta:character-count="1564"/>
  </office:meta>
</office:document-meta>
</file>